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e6e6ff" style:diagonal-bl-tr="none" style:diagonal-tl-br="none"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 style:diagonal-bl-tr="none" style:diagonal-tl-br="none" fo:border="0.002cm solid #0000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diagonal-bl-tr="none" style:diagonal-tl-br="none"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ff99" style:diagonal-bl-tr="none" style:diagonal-tl-br="none" fo:border="0.002cm solid #0000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02cm solid #0000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tieres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row table:style-name="ro1">
          <table:table-cell table:style-name="ce1" office:value-type="string">
            <text:p>Table matieres (mat)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>
            <text:p>id_mat</text:p>
          </table:table-cell>
          <table:table-cell table:style-name="ce4" office:value-type="string">
            <text:p>nom_mat</text:p>
          </table:table-cell>
          <table:table-cell table:style-name="ce6" office:value-type="string">
            <text:p>Coe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th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fo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EA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5">15/11/2009</text:date>, <text:time>16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OURION</meta:initial-creator>
    <meta:creation-date>2009-11-15T16:22:17.84</meta:creation-date>
    <dc:date>2009-11-15T16:33:43.58</dc:date>
    <dc:creator>Franck OURION</dc:creator>
    <meta:editing-duration>PT00H03M17S</meta:editing-duration>
    <meta:editing-cycles>4</meta:editing-cycles>
    <meta:generator>OpenOffice.org/3.1$Win32 OpenOffice.org_project/310m19$Build-9420</meta:generator>
    <meta:document-statistic meta:table-count="1" meta:cell-count="13" meta:object-count="0"/>
  </office:meta>
</office:document-meta>
</file>